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win Cities C / C++ Meetu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Lambda Express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 to Lambd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mbda is old concept</text:p>
                <text:list>
                  <text:list-item>
                    <text:p>Alonzo Church introduced unnamed functions in 1936 as part of lambda calculus.</text:p>
                  </text:list-item>
                  <text:list-item>
                    <text:p>First programming language implementation in 1958 with anonymous Lisp functions.</text:p>
                  </text:list-item>
                </text:list>
              </text:list-item>
              <text:list-item>
                <text:p>Lambda implemented in many languages</text:p>
                <text:list>
                  <text:list-item>
                    <text:p>Lisp, Java, Javascript, Python, others</text:p>
                  </text:list-item>
                </text:list>
              </text:list-item>
              <text:list-item>
                <text:p>Implementations often “incomplet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mbda Character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mited lifespan</text:p>
              </text:list-item>
              <text:list-item>
                <text:p>Flexible Instantiation</text:p>
                <text:list>
                  <text:list-item>
                    <text:p>global declaration</text:p>
                  </text:list-item>
                  <text:list-item>
                    <text:p>nested in a function</text:p>
                  </text:list-item>
                  <text:list-item>
                    <text:p>nested in function call argument list</text:p>
                  </text:list-item>
                </text:list>
              </text:list-item>
              <text:list-item>
                <text:p>Access to variables in instantiation context (closure)</text:p>
              </text:list-item>
              <text:list-item>
                <text:p>Often used as callback argument for functions</text:p>
              </text:list-item>
              <text:list-item>
                <text:p>Can be exported for use outside of instantiation conte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mbda and Clo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losure is the set of variables from the host function’s scope.</text:p>
              </text:list-item>
              <text:list-item>
                <text:p>The scope of the lambda function thus includes:</text:p>
                <text:list>
                  <text:list-item>
                    <text:p>global variables</text:p>
                  </text:list-item>
                  <text:list-item>
                    <text:p>variables from its code block</text:p>
                  </text:list-item>
                  <text:list-item>
                    <text:p>closure variables</text:p>
                  </text:list-item>
                </text:list>
              </text:list-item>
              <text:list-item>
                <text:p>For some implementations, the closure lives until the lambda function is garbage-collec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osure Strength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osure values persist between function calls.</text:p>
              </text:list-item>
              <text:list-item>
                <text:p>Provides another method to manage object lifetimes.</text:p>
              </text:list-item>
              <text:list-item>
                <text:p>Use evocative function names for unique tasks in context where they are used.</text:p>
                <text:list>
                  <text:list-item>
                    <text:p>Unique writer() functions for each context.</text:p>
                  </text:list-item>
                </text:list>
              </text:list-item>
              <text:list-item>
                <text:p>Do “expensive” setup once and use several tim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osures vs Obje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osure scope primary benefit of lambda functions</text:p>
              </text:list-item>
              <text:list-item>
                <text:p>An object also adds a scope to function local and global scopes.</text:p>
              </text:list-item>
              <text:list-item>
                <text:p>It is easy to refactor lamba/closures as objects.</text:p>
                <text:list>
                  <text:list-item>
                    <text:p>closure variables as object data memb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s of Lambda Expres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amples in Javascript</text:p>
                <text:list>
                  <text:list-item>
                    <text:p>Model against which C++ lambdas can be compared</text:p>
                  </text:list-item>
                  <text:list-item>
                    <text:p>Most complete implementation</text:p>
                  </text:list-item>
                  <text:list-item>
                    <text:p>Easiest to understand and explain</text:p>
                  </text:list-item>
                </text:list>
              </text:list-item>
              <text:list-item>
                <text:p>Examples in lambda.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++ Lambda Limit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ict-typing complicates passing lambdas as function arguments.</text:p>
              </text:list-item>
              <text:list-item>
                <text:p>Memory model prevents easy closure persistence.</text:p>
              </text:list-item>
              <text:list-item>
                <text:p>Cannot be declared at global scop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++ Lambda Examp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 Callback</text:p>
                <text:list>
                  <text:list-item>
                    <text:p>qsort without lambda</text:p>
                  </text:list-item>
                  <text:list-item>
                    <text:p>qsort_t lambda with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Passing Lambda Out of Function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Recursion with Lambdas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draw:frame presentation:style-name="pr4" draw:layer="layout" svg:width="25.199cm" svg:height="3.506cm" svg:x="1.4cm" svg:y="0.837cm" presentation:class="title" presentation:user-transformed="true">
          <draw:text-box>
            <text:p>Tricks and Traps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Pass lambda expressions by reference or pointer</text:p>
                <text:list>
                  <text:list-item>
                    <text:p>Passing by value loses the captures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pedia.org/wiki/Lambda_calculus" xlink:type="simple">Lambda Calculus</text:a></text:p>
              </text:list-item>
              <text:list-item>
                <text:p><text:a xlink:href="https://en.wikipedia.org/wiki/Anonymous_function" xlink:type="simple">Anonymous Functions</text:a></text:p>
              </text:list-item>
              <text:list-item>
                <text:p><text:a xlink:href="https://realpython.com/blog/python/inner-functions-what-are-they-good-for/" xlink:type="simple">Python Inner Functions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04:11:33.500317818</meta:creation-date>
    <meta:generator>LibreOffice/5.1.6.2$Linux_X86_64 LibreOffice_project/10m0$Build-2</meta:generator>
    <dc:date>2017-09-05T11:42:25.228634598</dc:date>
    <meta:editing-duration>PT7H50M18S</meta:editing-duration>
    <meta:editing-cycles>19</meta:editing-cycles>
    <meta:document-statistic meta:object-count="76"/>
  </office:meta>
</office:document-meta>
</file>